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3.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T58" style:family="text">
      <style:text-properties fo:background-color="transparent" fo:color="#ff5500"/>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P22" style:parent-style-name="Standard" style:family="paragraph">
      <style:paragraph-properties fo:text-align="left"/>
      <style:text-properties fo:color="#000000" fo:font-family="Sans Serif" fo:font-size="9.000000000000000pt"/>
    </style:style>
    <style:style style:name="P23" style:family="paragraph">
      <style:text-properties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static int deltH = 10;//临时修正代码</text:p>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248.81903642342pt" svg:height="123.3534102472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void KWCanvas::mouseMoveEvent(QMouseEvent *e)<text:s/></text:p>
      <text:p text:style-name="P17">void KWCanvas::mouseDoubleClickEvent(QMouseEvent *e)</text:p>
      <text:p text:style-name="P17">上面2处中增加了显示或者隐藏页间的空白区域功能，目前存在鼠标形状可能不改变问题待修正</text:p>
      <text:p text:style-name="P17"/>
      <text:p text:style-name="P17"/>
      <text:p text:style-name="P17">????段落级别 字体大小没有和文字一致调整！！！！</text:p>
      <text:p text:style-name="P17"/>
      <text:p text:style-name="P17">字体结构的Baseline/Leading/Ascent/Descent的图示</text:p>
      <text:p text:style-name="P21"><draw:frame draw:style-name="gr2" xml:id="shape-13" draw:id="shape-13" draw:z-index="1" svg:width="244.05684784164pt" svg:height="69.92640022429pt" text:anchor-type="as-char"><draw:image xlink:type="simple" xlink:show="embed" xlink:actuate="onLoad" xlink:href="Pictures/image13.png"/></draw:frame></text:p>
      <text:p text:style-name="P22">https://blog.csdn.net/xuguangsoft/article/details/8579932</text:p>
      <text:p text:style-name="P22"/>
      <text:p text:style-name="P22"/>
      <text:p text:style-name="P22"/>
      <text:p text:style-name="P22">20220402 重绘制地方(目前确认主要是文字文本等)</text:p>
      <text:p text:style-name="P22">void KoTextLayoutArea::paint(QPainter *painter, const KoTextDocumentLayout::PaintContext &amp;context)</text:p>
      <text:p text:style-name="P22">{</text:p>
      <text:p text:style-name="P22">ln:259 <text:s text:c="2"/>drawListItem(painter, block); //绘制段落list</text:p>
      <text:p text:style-name="P22"/>
      <text:p text:style-name="P22">ln:439 <text:s text:c="2"/>layout-&gt;draw(painter, QPointF(0, 0), selections);//绘制文本文字</text:p>
      <text:p text:style-name="P23"/>
      <text:p text:style-name="P22"/>
      <text:p text:style-name="P22">}</text:p>
      <text:p text:style-name="P22">20220407 绘制插入图片的地方</text:p>
      <text:p text:style-name="P22">void PictureShape::paint(QPainter &amp;painter, const KoViewConverter &amp;converter, KoShapePaintingContext &amp;paintContext)</text:p>
      <text:p text:style-name="P22"/>
      <text:p text:style-name="P22">20220407 绘制插入影像文件的地方</text:p>
      <text:p text:style-name="P22">void VideoShape::paint(QPainter &amp;painter, const KoViewConverter &amp;converter, KoShapePaintingContext &amp;)</text:p>
      <text:p text:style-name="P22"/>
      <text:p text:style-name="P22"/>
      <text:p text:style-name="P22">20220407 应该是所有图形绘制的触发点</text:p>
      <text:p text:style-name="P22">void KoShapeManager::paintShape(</text:p>
      <text:p text:style-name="P22"/>
      <text:p text:style-name="P22"/>
      <text:p text:style-name="P22">///设置页眉页脚尺寸相关信息 地方20220402</text:p>
      <text:p text:style-name="P22">KoTextLayoutRootArea *KWRootAreaProvider::provide(<text:s/></text:p>
      <text:p text:style-name="P22"/>
      <text:p text:style-name="P17"/>
      <text:p text:style-name="P17"><text:span text:style-name="T58">debug方式的控件调试定义地方KWDebugDockerFactory</text:span></text:p>
      <text:p text:style-name="P17">const KoComponentData &amp;KWFactory::componentData()</text:p>
      <text:p text:style-name="P17">#ifndef /*NDEBUG*/ QT_NO_DEBUG</text:p>
      <text:p text:style-name="P17"><text:s text:c="8"/>dockRegistry-&gt;add(new KWDebugDockerFactory());</text:p>
      <text:p text:style-name="P17">#endif</text:p>
      <text:p text:style-name="P17"/>
      <text:p text:style-name="P17">maintool 工具小控件的控制代码</text:p>
      <text:p text:style-name="P17">class KoModeBox : public QWidget</text:p>
      <text:p text:style-name="P17"/>
      <text:p text:style-name="P17"/>
      <text:p text:style-name="P17">TruthSocial</text:p>
      <text:p text:style-name="P17">很多类似github 如：https://codeberg.org/<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Enumerated_20List" style:display-name="Enumerated List" style:family="paragraph" style:list-style-name="L4">
      <style:text-properties fo:font-size="12.000000000000000pt"/>
    </style:style>
    <style:style style:name="Bibliography_20mastersthesis" style:display-name="Bibliography mastersthesis" style:family="paragraph"/>
    <style:style style:name="Head_202" style:default-outline-level="2" style:display-name="Head 2" style:family="paragraph" style:next-style-name="Standard">
      <style:text-properties fo:font-size="16.000000000000000pt" fo:font-weight="bold"/>
    </style:style>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Standard" style:display-name="Standard" style:family="paragraph">
      <style:text-properties fo:font-size="12.000000000000000pt"/>
    </style:style>
    <style:style style:name="Bibliography_20techreport" style:display-name="Bibliography techreport" style:family="paragraph"/>
    <style:style style:name="Document_20Title" style:display-name="Document Title" style:family="paragraph" style:next-style-name="Standard">
      <style:paragraph-properties fo:text-align="center"/>
      <style:text-properties fo:font-size="24.000000000000000pt" fo:font-weight="bold"/>
    </style:style>
    <style:style style:name="Bibliography_20unpublished" style:display-name="Bibliography unpublished" style:family="paragraph"/>
    <style:style style:name="A1" style:display-name="A1" style:family="paragraph">
      <style:text-properties fo:color="#000000" fo:font-family="Sans Serif" fo:font-size="12.000000000000000pt"/>
    </style:style>
    <style:style style:name="Bibliography_20phdthesis" style:display-name="Bibliography phdthesis" style:family="paragraph"/>
    <style:style style:name="Alphabetical_20List" style:display-name="Alphabetical List" style:family="paragraph" style:list-style-name="L5">
      <style:text-properties fo:font-size="12.000000000000000pt"/>
    </style:style>
    <style:style style:name="Bibliography_20proceedings" style:display-name="Bibliography proceedings" style:family="paragraph"/>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0000000000003pt" fo:margin-left="56.979999999999997pt" fo:margin-right="56.979999999999997pt" fo:margin-top="20.000000000000000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5</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601</meta:editing-cycles>
    <dc:date>2022-04-13T16:27:25</dc:date>
    <meta:creation-date>2008-08-22T11:41:04</meta:creation-date>
  </office:meta>
</office:document-meta>
</file>